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2b96" officeooo:paragraph-rsid="00072b96"/>
    </style:style>
    <style:style style:name="P2" style:family="paragraph" style:parent-style-name="Standard">
      <style:text-properties officeooo:rsid="00072b96" officeooo:paragraph-rsid="00072b96"/>
    </style:style>
    <style:style style:name="P3" style:family="paragraph" style:parent-style-name="Standard">
      <style:text-properties officeooo:rsid="00072b96" officeooo:paragraph-rsid="000bccd1"/>
    </style:style>
    <style:style style:name="P4" style:family="paragraph" style:parent-style-name="Standard">
      <style:text-properties officeooo:rsid="0009964e" officeooo:paragraph-rsid="0009964e"/>
    </style:style>
    <style:style style:name="P5" style:family="paragraph" style:parent-style-name="Standard">
      <style:text-properties officeooo:rsid="000bccd1" officeooo:paragraph-rsid="000bccd1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9964e" officeooo:paragraph-rsid="0009964e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9964e" officeooo:paragraph-rsid="0009964e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cbf61" officeooo:paragraph-rsid="000cbf61"/>
    </style:style>
    <style:style style:name="T1" style:family="text">
      <style:text-properties officeooo:rsid="000b95df"/>
    </style:style>
    <style:style style:name="T2" style:family="text">
      <style:text-properties officeooo:rsid="000cbf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# 0. PACKAGE LOAD AND MARKDOWN CONFIGURATION</text:p>
      <text:p text:style-name="P4"/>
      <text:p text:style-name="P1">## 1. DATA DOWNLOAD</text:p>
      <text:p text:style-name="Standard"/>
      <text:p text:style-name="P6">The data will be downloaded using the link from Coursera page.</text:p>
      <text:p text:style-name="Standard"/>
      <text:p text:style-name="P1">## 2. DATA WRANGLING </text:p>
      <text:p text:style-name="P1"/>
      <text:p text:style-name="P7">First columns from both dataset (user name, time stamps<text:span text:style-name="T1">) will be remove since the model shall be independent from the person who uses it and it is not a time series. </text:span>Data on test set has several empty columns and “pure NA´s” columns. This ones will be removed from both training set. Columns with no variation at test set will also be removed. </text:p>
      <text:p text:style-name="P8"/>
      <text:p text:style-name="P9">The training dataset will be split to allow model test and validation at a proportion to 60/20/20 %. </text:p>
      <text:p text:style-name="P1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1T15:14:48.690000000</meta:creation-date>
    <dc:date>2020-05-22T15:03:50.734000000</dc:date>
    <meta:editing-duration>PT4H16M48S</meta:editing-duration>
    <meta:editing-cycles>4</meta:editing-cycles>
    <meta:generator>LibreOffice/6.4.3.2$Windows_x86 LibreOffice_project/747b5d0ebf89f41c860ec2a39efd7cb15b54f2d8</meta:generator>
    <meta:document-statistic meta:table-count="0" meta:image-count="0" meta:object-count="0" meta:page-count="1" meta:paragraph-count="6" meta:word-count="107" meta:character-count="592" meta:non-whitespace-character-count="488"/>
  </office:meta>
</office:document-meta>
</file>